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width="0.1cm" draw:marker-start-width="0.35cm" draw:marker-end-width="0.35cm" draw:fill-color="#ccffff" draw:textarea-horizontal-align="justify" draw:textarea-vertical-align="middle" draw:auto-grow-height="false" fo:padding-top="0.175cm" fo:padding-bottom="0.175cm" fo:padding-left="0.3cm" fo:padding-right="0.3cm"/>
    </style:style>
    <style:style style:name="gr2" style:family="graphic" style:parent-style-name="standard">
      <style:graphic-properties draw:textarea-horizontal-align="justify" draw:textarea-vertical-align="middle" draw:auto-grow-height="false"/>
    </style:style>
    <style:style style:name="gr3"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812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ustom-shape draw:style-name="gr1" draw:text-style-name="P1" draw:layer="layout" svg:width="3.1cm" svg:height="2.1cm" svg:x="17.4cm" svg:y="3.8cm">
          <text:p text:style-name="P1">B</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1cm" svg:height="2.1cm" svg:x="10.7cm" svg:y="9.2cm">
          <text:p text:style-name="P1">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1cm" svg:height="2.1cm" svg:x="17.4cm" svg:y="9.2cm">
          <text:p text:style-name="P1">D</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3.1cm" svg:height="2.1cm" svg:x="10.5cm" svg:y="3.8c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7.6cm" svg:height="2.7cm" svg:x="3.6cm" svg:y="13cm">
          <text:p text:style-name="P1">20.0.0.0</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1" draw:layer="layout" svg:width="7.6cm" svg:height="2.7cm" svg:x="21.1cm" svg:y="15.2cm">
          <text:p text:style-name="P1">30.0.0.0</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1" draw:layer="layout" svg:width="7.6cm" svg:height="2.7cm" svg:x="1.3cm" svg:y="2cm">
          <text:p text:style-name="P1">40.0.0.0</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1" draw:layer="layout" svg:width="7.6cm" svg:height="2.7cm" svg:x="21.7cm" svg:y="1.7cm">
          <text:p text:style-name="P1">10.0.0.0</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3" draw:text-style-name="P1" draw:layer="layout" svg:x1="6.1cm" svg:y1="3.7cm" svg:x2="11.2cm" svg:y2="4.8cm">
          <text:p/>
        </draw:line>
        <draw:line draw:style-name="gr3" draw:text-style-name="P1" draw:layer="layout" svg:x1="13.8cm" svg:y1="10.4cm" svg:x2="17.6cm" svg:y2="10.4cm">
          <text:p/>
        </draw:line>
        <draw:line draw:style-name="gr3" draw:text-style-name="P1" draw:layer="layout" svg:x1="19cm" svg:y1="9.7cm" svg:x2="19cm" svg:y2="5.8cm">
          <text:p/>
        </draw:line>
        <draw:line draw:style-name="gr3" draw:text-style-name="P1" draw:layer="layout" svg:x1="13.3cm" svg:y1="5.1cm" svg:x2="17.9cm" svg:y2="5.2cm">
          <text:p/>
        </draw:line>
        <draw:line draw:style-name="gr3" draw:text-style-name="P1" draw:layer="layout" svg:x1="12.3cm" svg:y1="5.7cm" svg:x2="12.1cm" svg:y2="9.6cm">
          <text:p/>
        </draw:line>
        <draw:line draw:style-name="gr3" draw:text-style-name="P1" draw:layer="layout" svg:x1="20.2cm" svg:y1="4.5cm" svg:x2="23.6cm" svg:y2="4cm">
          <text:p/>
        </draw:line>
        <draw:line draw:style-name="gr3" draw:text-style-name="P1" draw:layer="layout" svg:x1="19.7cm" svg:y1="10.5cm" svg:x2="24.2cm" svg:y2="15.5cm">
          <text:p/>
        </draw:line>
        <draw:line draw:style-name="gr3" draw:text-style-name="P1" draw:layer="layout" svg:x1="12.3cm" svg:y1="10.9cm" svg:x2="7.8cm" svg:y2="13.5cm">
          <text:p/>
        </draw:line>
        <draw:frame draw:style-name="gr4" draw:layer="layout" svg:width="1.912cm" svg:height="0.962cm" svg:x="8.988cm" svg:y="3.2cm">
          <draw:text-box>
            <text:p>0/1/0</text:p>
          </draw:text-box>
        </draw:frame>
        <draw:frame draw:style-name="gr4" draw:layer="layout" svg:width="1.912cm" svg:height="0.962cm" svg:x="12.5cm" svg:y="11.538cm">
          <draw:text-box>
            <text:p>0/1/0</text:p>
          </draw:text-box>
        </draw:frame>
        <draw:frame draw:style-name="gr5" draw:layer="layout" svg:width="1.912cm" svg:height="1.062cm" svg:x="21.1cm" svg:y="11.2cm">
          <draw:text-box>
            <text:p>0/1/0</text:p>
          </draw:text-box>
        </draw:frame>
        <draw:frame draw:style-name="gr4" draw:layer="layout" svg:width="1.912cm" svg:height="0.962cm" svg:x="20.2cm" svg:y="4.4cm">
          <draw:text-box>
            <text:p>0/1/0</text:p>
          </draw:text-box>
        </draw:frame>
        <draw:line draw:style-name="gr3" draw:text-style-name="P1" draw:layer="layout" svg:x1="13cm" svg:y1="5.4cm" svg:x2="18.1cm" svg:y2="9.4cm">
          <text:p/>
        </draw:line>
        <draw:frame draw:style-name="gr5" draw:layer="layout" svg:width="1.383cm" svg:height="1.062cm" svg:x="13.517cm" svg:y="4.238cm">
          <draw:text-box>
            <text:p>0/0</text:p>
          </draw:text-box>
        </draw:frame>
        <draw:frame draw:style-name="gr5" draw:layer="layout" svg:width="1.383cm" svg:height="1.062cm" svg:x="16cm" svg:y="4.5cm">
          <draw:text-box>
            <text:p>0/0</text:p>
          </draw:text-box>
        </draw:frame>
        <draw:frame draw:style-name="gr5" draw:layer="layout" svg:width="1.383cm" svg:height="1.062cm" svg:x="13.517cm" svg:y="9.7cm">
          <draw:text-box>
            <text:p>0/0</text:p>
          </draw:text-box>
        </draw:frame>
        <draw:frame draw:style-name="gr5" draw:layer="layout" svg:width="1.383cm" svg:height="1.062cm" svg:x="16.517cm" svg:y="10.3cm">
          <draw:text-box>
            <text:p>0/0</text:p>
          </draw:text-box>
        </draw:frame>
        <draw:frame draw:style-name="gr4" draw:layer="layout" svg:width="1.383cm" svg:height="0.962cm" svg:x="10cm" svg:y="5.6cm">
          <draw:text-box>
            <text:p>0/1</text:p>
          </draw:text-box>
        </draw:frame>
        <draw:frame draw:style-name="gr4" draw:layer="layout" svg:width="1.383cm" svg:height="0.962cm" svg:x="10.3cm" svg:y="8.2cm">
          <draw:text-box>
            <text:p>0/1</text:p>
          </draw:text-box>
        </draw:frame>
        <draw:frame draw:style-name="gr4" draw:layer="layout" svg:width="1.383cm" svg:height="0.962cm" svg:x="19.317cm" svg:y="5.538cm">
          <draw:text-box>
            <text:p>0/1</text:p>
          </draw:text-box>
        </draw:frame>
        <draw:frame draw:style-name="gr4" draw:layer="layout" svg:width="1.383cm" svg:height="0.962cm" svg:x="19.4cm" svg:y="8.2cm">
          <draw:text-box>
            <text:p>0/1</text:p>
          </draw:text-box>
        </draw:frame>
        <draw:frame draw:style-name="gr4" draw:layer="layout" svg:width="1.383cm" svg:height="0.962cm" svg:x="13.4cm" svg:y="5.438cm">
          <draw:text-box>
            <text:p>0/2</text:p>
          </draw:text-box>
        </draw:frame>
        <draw:frame draw:style-name="gr4" draw:layer="layout" svg:width="1.383cm" svg:height="0.962cm" svg:x="16.917cm" svg:y="8cm">
          <draw:text-box>
            <text:p>0/2</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usuario </meta:initial-creator>
    <meta:creation-date>2015-03-11T20:45:24.040343239</meta:creation-date>
    <dc:date>2017-05-25T18:26:50.935341991</dc:date>
    <dc:creator>usuario </dc:creator>
    <meta:editing-duration>PT15M27S</meta:editing-duration>
    <meta:editing-cycles>13</meta:editing-cycles>
    <meta:generator>LibreOffice/4.2.8.2$Linux_X86_64 LibreOffice_project/420m0$Build-2</meta:generator>
    <meta:printed-by>usuario </meta:printed-by>
    <meta:print-date>2015-03-11T21:20:20.757490437</meta:print-date>
    <meta:document-statistic meta:object-count="31"/>
  </office:meta>
</office:document-meta>
</file>